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714" officeooo:paragraph-rsid="000547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</text:p>
      <text:p text:style-name="P1"/>
      <text:p text:style-name="P1">FROM python:3.10</text:p>
      <text:p text:style-name="P1"/>
      <text:p text:style-name="P1">WORKDIR /app</text:p>
      <text:p text:style-name="P1"/>
      <text:p text:style-name="P1">COPY . .</text:p>
      <text:p text:style-name="P1"/>
      <text:p text:style-name="P1">RUN pip install flask</text:p>
      <text:p text:style-name="P1"/>
      <text:p text:style-name="P1">CMD ["python", "app.py"]</text:p>
      <text:p text:style-name="P1"/>
      <text:p text:style-name="P1"/>
      <text:p text:style-name="P1">req</text:p>
      <text:p text:style-name="P1">flask</text:p>
      <text:p text:style-name="P1"/>
      <text:p text:style-name="P1">app.py</text:p>
      <text:p text:style-name="P1">print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5T11:18:36.106055509</meta:creation-date>
    <dc:date>2026-04-15T11:19:38.605676035</dc:date>
    <meta:editing-duration>PT1M2S</meta:editing-duration>
    <meta:editing-cycles>1</meta:editing-cycles>
    <meta:document-statistic meta:table-count="0" meta:image-count="0" meta:object-count="0" meta:page-count="1" meta:paragraph-count="10" meta:word-count="19" meta:character-count="109" meta:non-whitespace-character-count="99"/>
    <meta:generator>LibreOffice/7.3.7.2$Linux_X86_64 LibreOffice_project/30$Build-2</meta:generator>
  </office:meta>
</office:document-meta>
</file>